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ilFast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ilFast.n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ailFast.remove( FailFast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ilFast.FailFast( Object o , Iterator 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ailFast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ilFast.invalidate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ilFast.failFast( FailFast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ilFast.add( FailFast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